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3.634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4.106cm"/>
    </style:style>
    <style:style style:name="co11" style:family="table-column">
      <style:table-column-properties fo:break-before="auto" style:column-width="4.939cm"/>
    </style:style>
    <style:style style:name="co12" style:family="table-column">
      <style:table-column-properties fo:break-before="auto" style:column-width="5.188cm"/>
    </style:style>
    <style:style style:name="co13" style:family="table-column">
      <style:table-column-properties fo:break-before="auto" style:column-width="5.743cm"/>
    </style:style>
    <style:style style:name="co14" style:family="table-column">
      <style:table-column-properties fo:break-before="auto" style:column-width="5.114cm"/>
    </style:style>
    <style:style style:name="co15" style:family="table-column">
      <style:table-column-properties fo:break-before="auto" style:column-width="4.179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font-size-asian="10pt" style:font-size-complex="10pt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 fo:font-size="10pt" style:font-size-asian="10pt" style:font-size-complex="1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</office:automatic-styles>
  <office:body>
    <office:spreadsheet>
      <table:table table:name="Données Terrain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2" table:number-columns-repeated="1004" table:default-cell-style-name="ce2"/>
        <table:table-row table:style-name="ro1">
          <table:table-cell table:style-name="ce1" office:value-type="string">
            <text:p>Station</text:p>
          </table:table-cell>
          <table:table-cell table:style-name="ce1" office:value-type="string">
            <text:p>Présence</text:p>
          </table:table-cell>
          <table:table-cell table:style-name="ce1" office:value-type="string">
            <text:p>Ancienneté</text:p>
          </table:table-cell>
          <table:table-cell table:style-name="ce1" office:value-type="string">
            <text:p>Nb d'indices</text:p>
          </table:table-cell>
          <table:table-cell table:style-name="ce1" office:value-type="string">
            <text:p>Fréquentation</text:p>
          </table:table-cell>
          <table:table-cell table:style-name="ce1" office:value-type="string">
            <text:p>Habitat</text:p>
          </table:table-cell>
          <table:table-cell table:style-name="ce1" office:value-type="string">
            <text:p>Paysage</text:p>
          </table:table-cell>
          <table:table-cell table:style-name="ce1" office:value-type="string">
            <text:p>Milieu envi</text:p>
          </table:table-cell>
          <table:table-cell table:style-name="ce1" office:value-type="string">
            <text:p>Conf. cours d'eau</text:p>
          </table:table-cell>
          <table:table-cell table:style-name="ce1" office:value-type="string">
            <text:p>Zonation</text:p>
          </table:table-cell>
          <table:table-cell table:style-name="ce1" office:value-type="string">
            <text:p>Substrat</text:p>
          </table:table-cell>
          <table:table-cell table:style-name="ce1" office:value-type="string">
            <text:p>Courant</text:p>
          </table:table-cell>
          <table:table-cell table:style-name="ce1" office:value-type="string">
            <text:p>Largeur</text:p>
          </table:table-cell>
          <table:table-cell table:style-name="ce1" office:value-type="string">
            <text:p>Hauteur des berges</text:p>
          </table:table-cell>
          <table:table-cell table:style-name="ce1" office:value-type="string">
            <text:p>Etat des berges</text:p>
          </table:table-cell>
          <table:table-cell table:style-name="ce1" office:value-type="string">
            <text:p>Végétation des berges</text:p>
          </table:table-cell>
          <table:table-cell table:style-name="ce1" office:value-type="string">
            <text:p>Support marquage</text:p>
          </table:table-cell>
          <table:table-cell table:style-name="ce1" office:value-type="string">
            <text:p>Catiches potentielles</text:p>
          </table:table-cell>
          <table:table-cell table:style-name="ce1" office:value-type="string">
            <text:p>Ressource alim observée</text:p>
          </table:table-cell>
          <table:table-cell table:style-name="ce1" office:value-type="string">
            <text:p>Impact humain selon critères</text:p>
          </table:table-cell>
          <table:table-cell table:style-name="ce5" office:value-type="string">
            <text:p>Coord_X</text:p>
          </table:table-cell>
          <table:table-cell table:style-name="ce5" office:value-type="string">
            <text:p>Coord_Y</text:p>
          </table:table-cell>
          <table:table-cell table:style-name="ce1" table:number-columns-repeated="4"/>
          <table:table-cell table:number-columns-repeated="998"/>
        </table:table-row>
        <table:table-row table:style-name="ro2">
          <table:table-cell office:value-type="float" office:value="1">
            <text:p>1</text:p>
          </table:table-cell>
          <table:table-cell table:number-columns-repeated="19" office:value-type="string">
            <text:p>Na</text:p>
          </table:table-cell>
          <table:table-cell table:style-name="ce5" office:value-type="string">
            <text:p>3.8349683055125094</text:p>
          </table:table-cell>
          <table:table-cell table:style-name="ce5" office:value-type="string">
            <text:p>43.78553833348778</text:p>
          </table:table-cell>
          <table:table-cell table:number-columns-repeated="100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lan d'eau</text:p>
          </table:table-cell>
          <table:table-cell office:value-type="string">
            <text:p>Zone naturelle</text:p>
          </table:table-cell>
          <table:table-cell office:value-type="string">
            <text:p>Boisement</text:p>
          </table:table-cell>
          <table:table-cell office:value-type="string">
            <text:p>Lac artificiel</text:p>
          </table:table-cell>
          <table:table-cell office:value-type="string">
            <text:p>Delta/lac</text:p>
          </table:table-cell>
          <table:table-cell office:value-type="string">
            <text:p>Limon</text:p>
          </table:table-cell>
          <table:table-cell office:value-type="string">
            <text:p>Stagnant</text:p>
          </table:table-cell>
          <table:table-cell office:value-type="string">
            <text:p>&gt;10</text:p>
          </table:table-cell>
          <table:table-cell office:value-type="string">
            <text:p>&lt;0,5m</text:p>
          </table:table-cell>
          <table:table-cell office:value-type="string">
            <text:p>Stables</text:p>
          </table:table-cell>
          <table:table-cell office:value-type="string">
            <text:p>Arbustive</text:p>
          </table:table-cell>
          <table:table-cell office:value-type="string">
            <text:p>Rares</text:p>
          </table:table-cell>
          <table:table-cell office:value-type="string">
            <text:p>Absentes</text:p>
          </table:table-cell>
          <table:table-cell table:number-columns-repeated="2" office:value-type="string">
            <text:p>Non</text:p>
          </table:table-cell>
          <table:table-cell table:style-name="ce5" office:value-type="string">
            <text:p>3.8904967584867447</text:p>
          </table:table-cell>
          <table:table-cell table:style-name="ce5" office:value-type="string">
            <text:p>43.76397468668005</text:p>
          </table:table-cell>
          <table:table-cell table:number-columns-repeated="100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table:style-name="ce3" office:value-type="string">
            <text:p>Urbain/périurbain</text:p>
          </table:table-cell>
          <table:table-cell office:value-type="string">
            <text:p>Périurbain</text:p>
          </table:table-cell>
          <table:table-cell office:value-type="string">
            <text:p>Naturelle</text:p>
          </table:table-cell>
          <table:table-cell office:value-type="string">
            <text:p>Crénon</text:p>
          </table:table-cell>
          <table:table-cell office:value-type="string">
            <text:p>Blocs</text:p>
          </table:table-cell>
          <table:table-cell office:value-type="string">
            <text:p>A sec</text:p>
          </table:table-cell>
          <table:table-cell table:style-name="ce4" office:value-type="string">
            <text:p>2-5m</text:p>
          </table:table-cell>
          <table:table-cell office:value-type="string">
            <text:p>0-5m</text:p>
          </table:table-cell>
          <table:table-cell office:value-type="string">
            <text:p>Stables</text:p>
          </table:table-cell>
          <table:table-cell office:value-type="string">
            <text:p>Ripisylve complète</text:p>
          </table:table-cell>
          <table:table-cell office:value-type="string">
            <text:p>Nombreux</text:p>
          </table:table-cell>
          <table:table-cell office:value-type="string">
            <text:p>Nombreuses</text:p>
          </table:table-cell>
          <table:table-cell table:number-columns-repeated="2" office:value-type="string">
            <text:p>Non</text:p>
          </table:table-cell>
          <table:table-cell table:style-name="ce5" office:value-type="string">
            <text:p>3.871238509929586</text:p>
          </table:table-cell>
          <table:table-cell table:style-name="ce5" office:value-type="string">
            <text:p>43.76117486556604</text:p>
          </table:table-cell>
          <table:table-cell table:number-columns-repeated="100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Zone agricole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Rhitron</text:p>
          </table:table-cell>
          <table:table-cell office:value-type="string">
            <text:p>Galets</text:p>
          </table:table-cell>
          <table:table-cell office:value-type="string">
            <text:p>A sec</text:p>
          </table:table-cell>
          <table:table-cell office:value-type="string">
            <text:p>5-10m</text:p>
          </table:table-cell>
          <table:table-cell office:value-type="string">
            <text:p>&gt;2m</text:p>
          </table:table-cell>
          <table:table-cell office:value-type="string">
            <text:p>érodées</text:p>
          </table:table-cell>
          <table:table-cell office:value-type="string">
            <text:p>Ripisylve complète</text:p>
          </table:table-cell>
          <table:table-cell/>
          <table:table-cell office:value-type="string">
            <text:p>Absentes</text:p>
          </table:table-cell>
          <table:table-cell table:number-columns-repeated="2" office:value-type="string">
            <text:p>Non</text:p>
          </table:table-cell>
          <table:table-cell table:style-name="ce5" office:value-type="string">
            <text:p>3.8677416041453365</text:p>
          </table:table-cell>
          <table:table-cell table:style-name="ce5" office:value-type="string">
            <text:p>43.72882408118334</text:p>
          </table:table-cell>
          <table:table-cell table:number-columns-repeated="1002"/>
        </table:table-row>
        <table:table-row table:style-name="ro2">
          <table:table-cell office:value-type="float" office:value="5">
            <text:p>5</text:p>
          </table:table-cell>
          <table:table-cell table:number-columns-repeated="19" office:value-type="string">
            <text:p>Na</text:p>
          </table:table-cell>
          <table:table-cell table:style-name="ce5" office:value-type="string">
            <text:p>3.8121208686318524</text:p>
          </table:table-cell>
          <table:table-cell table:style-name="ce5" office:value-type="string">
            <text:p>43.73014455678152</text:p>
          </table:table-cell>
          <table:table-cell table:number-columns-repeated="100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ui</text:p>
          </table:table-cell>
          <table:table-cell office:value-type="string">
            <text:p>Toutes</text:p>
          </table:table-cell>
          <table:table-cell office:value-type="float" office:value="33">
            <text:p>33</text:p>
          </table:table-cell>
          <table:table-cell office:value-type="string">
            <text:p>30 à 35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Rhitron</text:p>
          </table:table-cell>
          <table:table-cell office:value-type="string">
            <text:p>Gravier</text:p>
          </table:table-cell>
          <table:table-cell office:value-type="string">
            <text:p>Moyen</text:p>
          </table:table-cell>
          <table:table-cell office:value-type="string">
            <text:p>5-10m</text:p>
          </table:table-cell>
          <table:table-cell office:value-type="string">
            <text:p>&gt;2m</text:p>
          </table:table-cell>
          <table:table-cell office:value-type="string">
            <text:p>érodées</text:p>
          </table:table-cell>
          <table:table-cell office:value-type="string">
            <text:p>Alignement d'arbres</text:p>
          </table:table-cell>
          <table:table-cell office:value-type="string">
            <text:p>Nombreux</text:p>
          </table:table-cell>
          <table:table-cell office:value-type="string">
            <text:p>Nombreus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85717422583517</text:p>
          </table:table-cell>
          <table:table-cell table:style-name="ce5" office:value-type="string">
            <text:p>43.70135864604124</text:p>
          </table:table-cell>
          <table:table-cell table:number-columns-repeated="100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Zone agricole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Crénon</text:p>
          </table:table-cell>
          <table:table-cell office:value-type="string">
            <text:p>Galets</text:p>
          </table:table-cell>
          <table:table-cell office:value-type="string">
            <text:p>A sec</text:p>
          </table:table-cell>
          <table:table-cell office:value-type="string">
            <text:p>2-5m</text:p>
          </table:table-cell>
          <table:table-cell office:value-type="string">
            <text:p>1-2m</text:p>
          </table:table-cell>
          <table:table-cell office:value-type="string">
            <text:p>érodées</text:p>
          </table:table-cell>
          <table:table-cell office:value-type="string">
            <text:p>Herbacée</text:p>
          </table:table-cell>
          <table:table-cell office:value-type="string">
            <text:p>Rares</text:p>
          </table:table-cell>
          <table:table-cell office:value-type="string">
            <text:p>Absentes</text:p>
          </table:table-cell>
          <table:table-cell table:number-columns-repeated="2" office:value-type="string">
            <text:p>Non</text:p>
          </table:table-cell>
          <table:table-cell table:style-name="ce5" office:value-type="string">
            <text:p>3.8244525935265554</text:p>
          </table:table-cell>
          <table:table-cell table:style-name="ce5" office:value-type="string">
            <text:p>43.68811302591911</text:p>
          </table:table-cell>
          <table:table-cell table:number-columns-repeated="100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Zone agricole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Rhitron</text:p>
          </table:table-cell>
          <table:table-cell office:value-type="string">
            <text:p>Limon</text:p>
          </table:table-cell>
          <table:table-cell office:value-type="string">
            <text:p>Moyen</text:p>
          </table:table-cell>
          <table:table-cell office:value-type="string">
            <text:p>2-5m</text:p>
          </table:table-cell>
          <table:table-cell office:value-type="string">
            <text:p>&gt;2m</text:p>
          </table:table-cell>
          <table:table-cell office:value-type="string">
            <text:p>Stables</text:p>
          </table:table-cell>
          <table:table-cell office:value-type="string">
            <text:p>Arbustive</text:p>
          </table:table-cell>
          <table:table-cell table:number-columns-repeated="2" office:value-type="string">
            <text:p>Rar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8428063721108674</text:p>
          </table:table-cell>
          <table:table-cell table:style-name="ce5" office:value-type="string">
            <text:p>43.66331577749693</text:p>
          </table:table-cell>
          <table:table-cell table:number-columns-repeated="100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Oui</text:p>
          </table:table-cell>
          <table:table-cell office:value-type="string">
            <text:p>Toutes</text:p>
          </table:table-cell>
          <table:table-cell office:value-type="float" office:value="12">
            <text:p>12</text:p>
          </table:table-cell>
          <table:table-cell office:value-type="string">
            <text:p>10 à 15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Potamon</text:p>
          </table:table-cell>
          <table:table-cell office:value-type="string">
            <text:p>Galets</text:p>
          </table:table-cell>
          <table:table-cell office:value-type="string">
            <text:p>Lent</text:p>
          </table:table-cell>
          <table:table-cell office:value-type="string">
            <text:p>&gt;10</text:p>
          </table:table-cell>
          <table:table-cell office:value-type="string">
            <text:p>0,5-1m</text:p>
          </table:table-cell>
          <table:table-cell office:value-type="string">
            <text:p>érodées</text:p>
          </table:table-cell>
          <table:table-cell office:value-type="string">
            <text:p>Ripisylve complète</text:p>
          </table:table-cell>
          <table:table-cell office:value-type="string">
            <text:p>Nombreux</text:p>
          </table:table-cell>
          <table:table-cell office:value-type="string">
            <text:p>Nombreus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8705783493301777</text:p>
          </table:table-cell>
          <table:table-cell table:style-name="ce5" office:value-type="string">
            <text:p>43.6516734693279</text:p>
          </table:table-cell>
          <table:table-cell table:number-columns-repeated="100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Ville</text:p>
          </table:table-cell>
          <table:table-cell office:value-type="string">
            <text:p>Naturelle</text:p>
          </table:table-cell>
          <table:table-cell office:value-type="string">
            <text:p>Potamon</text:p>
          </table:table-cell>
          <table:table-cell office:value-type="string">
            <text:p>Limon</text:p>
          </table:table-cell>
          <table:table-cell office:value-type="string">
            <text:p>Lent</text:p>
          </table:table-cell>
          <table:table-cell office:value-type="string">
            <text:p>&gt;10</text:p>
          </table:table-cell>
          <table:table-cell office:value-type="string">
            <text:p>1-2m</text:p>
          </table:table-cell>
          <table:table-cell office:value-type="string">
            <text:p>Stables</text:p>
          </table:table-cell>
          <table:table-cell office:value-type="string">
            <text:p>Ripisylve complète</text:p>
          </table:table-cell>
          <table:table-cell office:value-type="string">
            <text:p>Rares</text:p>
          </table:table-cell>
          <table:table-cell office:value-type="string">
            <text:p>Régulièr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893306587136378</text:p>
          </table:table-cell>
          <table:table-cell table:style-name="ce5" office:value-type="string">
            <text:p>43.63213342495191</text:p>
          </table:table-cell>
          <table:table-cell table:number-columns-repeated="100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nal</text:p>
          </table:table-cell>
          <table:table-cell office:value-type="string">
            <text:p>Urbain/périurbain</text:p>
          </table:table-cell>
          <table:table-cell office:value-type="string">
            <text:p>Ville</text:p>
          </table:table-cell>
          <table:table-cell office:value-type="string">
            <text:p>Canalisée</text:p>
          </table:table-cell>
          <table:table-cell office:value-type="string">
            <text:p>Potamon</text:p>
          </table:table-cell>
          <table:table-cell office:value-type="string">
            <text:p>Limon</text:p>
          </table:table-cell>
          <table:table-cell office:value-type="string">
            <text:p>Lent</text:p>
          </table:table-cell>
          <table:table-cell office:value-type="string">
            <text:p>2-5m</text:p>
          </table:table-cell>
          <table:table-cell office:value-type="string">
            <text:p>&gt;2m</text:p>
          </table:table-cell>
          <table:table-cell office:value-type="string">
            <text:p>érodées</text:p>
          </table:table-cell>
          <table:table-cell office:value-type="string">
            <text:p>Ripisylve complète</text:p>
          </table:table-cell>
          <table:table-cell office:value-type="string">
            <text:p>Nombreux</text:p>
          </table:table-cell>
          <table:table-cell office:value-type="string">
            <text:p>Rares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style-name="ce5" office:value-type="string">
            <text:p>3.869528918004603</text:p>
          </table:table-cell>
          <table:table-cell table:style-name="ce5" office:value-type="string">
            <text:p>43.618133296407485</text:p>
          </table:table-cell>
          <table:table-cell table:number-columns-repeated="100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Ville</text:p>
          </table:table-cell>
          <table:table-cell office:value-type="string">
            <text:p>Recalibrée</text:p>
          </table:table-cell>
          <table:table-cell office:value-type="string">
            <text:p>Potamon</text:p>
          </table:table-cell>
          <table:table-cell office:value-type="string">
            <text:p>Sable</text:p>
          </table:table-cell>
          <table:table-cell office:value-type="string">
            <text:p>Lent</text:p>
          </table:table-cell>
          <table:table-cell office:value-type="string">
            <text:p>&gt;10</text:p>
          </table:table-cell>
          <table:table-cell office:value-type="string">
            <text:p>1-2m</text:p>
          </table:table-cell>
          <table:table-cell office:value-type="string">
            <text:p>Stables</text:p>
          </table:table-cell>
          <table:table-cell office:value-type="string">
            <text:p>Alignement d'arbres</text:p>
          </table:table-cell>
          <table:table-cell table:number-columns-repeated="2" office:value-type="string">
            <text:p>Rares</text:p>
          </table:table-cell>
          <table:table-cell table:number-columns-repeated="2" office:value-type="string">
            <text:p>Oui</text:p>
          </table:table-cell>
          <table:table-cell table:style-name="ce5" office:value-type="string">
            <text:p>3.9041700140962923</text:p>
          </table:table-cell>
          <table:table-cell table:style-name="ce5" office:value-type="string">
            <text:p>43.59328127866242</text:p>
          </table:table-cell>
          <table:table-cell table:number-columns-repeated="100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ôte marine</text:p>
          </table:table-cell>
          <table:table-cell office:value-type="string">
            <text:p>Zone naturelle</text:p>
          </table:table-cell>
          <table:table-cell office:value-type="string">
            <text:p>Marais</text:p>
          </table:table-cell>
          <table:table-cell office:value-type="string">
            <text:p>Recalibrée</text:p>
          </table:table-cell>
          <table:table-cell office:value-type="string">
            <text:p>Potamon</text:p>
          </table:table-cell>
          <table:table-cell office:value-type="string">
            <text:p>Sable</text:p>
          </table:table-cell>
          <table:table-cell office:value-type="string">
            <text:p>Lent</text:p>
          </table:table-cell>
          <table:table-cell office:value-type="string">
            <text:p>5-10m</text:p>
          </table:table-cell>
          <table:table-cell office:value-type="string">
            <text:p>1-2m</text:p>
          </table:table-cell>
          <table:table-cell office:value-type="string">
            <text:p>Stables</text:p>
          </table:table-cell>
          <table:table-cell office:value-type="string">
            <text:p>Herbacée</text:p>
          </table:table-cell>
          <table:table-cell office:value-type="string">
            <text:p>Réguliers</text:p>
          </table:table-cell>
          <table:table-cell office:value-type="string">
            <text:p>Rar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970021632366841</text:p>
          </table:table-cell>
          <table:table-cell table:style-name="ce5" office:value-type="string">
            <text:p>43.54726524570414</text:p>
          </table:table-cell>
          <table:table-cell table:number-columns-repeated="100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stuaire</text:p>
          </table:table-cell>
          <table:table-cell office:value-type="string">
            <text:p>Urbain/périurbain</text:p>
          </table:table-cell>
          <table:table-cell office:value-type="string">
            <text:p>Zone portuaire</text:p>
          </table:table-cell>
          <table:table-cell office:value-type="string">
            <text:p>Recalibrée</text:p>
          </table:table-cell>
          <table:table-cell office:value-type="string">
            <text:p>Delta/lac</text:p>
          </table:table-cell>
          <table:table-cell office:value-type="string">
            <text:p>Sable</text:p>
          </table:table-cell>
          <table:table-cell office:value-type="string">
            <text:p>Lent</text:p>
          </table:table-cell>
          <table:table-cell office:value-type="string">
            <text:p>5-10m</text:p>
          </table:table-cell>
          <table:table-cell office:value-type="string">
            <text:p>&gt;2m</text:p>
          </table:table-cell>
          <table:table-cell office:value-type="string">
            <text:p>Stables</text:p>
          </table:table-cell>
          <table:table-cell office:value-type="string">
            <text:p>Absente</text:p>
          </table:table-cell>
          <table:table-cell office:value-type="string">
            <text:p>Rares</text:p>
          </table:table-cell>
          <table:table-cell office:value-type="string">
            <text:p>Absent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934413659853714</text:p>
          </table:table-cell>
          <table:table-cell table:style-name="ce5" office:value-type="string">
            <text:p>43.5259866165277</text:p>
          </table:table-cell>
          <table:table-cell table:number-columns-repeated="100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nal</text:p>
          </table:table-cell>
          <table:table-cell office:value-type="string">
            <text:p>Urbain/périurbain</text:p>
          </table:table-cell>
          <table:table-cell office:value-type="string">
            <text:p>Marais</text:p>
          </table:table-cell>
          <table:table-cell office:value-type="string">
            <text:p>Canalisée</text:p>
          </table:table-cell>
          <table:table-cell office:value-type="string">
            <text:p>Potamon</text:p>
          </table:table-cell>
          <table:table-cell office:value-type="string">
            <text:p>Sable</text:p>
          </table:table-cell>
          <table:table-cell office:value-type="string">
            <text:p>Lent</text:p>
          </table:table-cell>
          <table:table-cell office:value-type="string">
            <text:p>&gt;10</text:p>
          </table:table-cell>
          <table:table-cell office:value-type="string">
            <text:p>1-2m</text:p>
          </table:table-cell>
          <table:table-cell office:value-type="string">
            <text:p>Stables</text:p>
          </table:table-cell>
          <table:table-cell office:value-type="string">
            <text:p>Herbacée</text:p>
          </table:table-cell>
          <table:table-cell office:value-type="string">
            <text:p>Absents</text:p>
          </table:table-cell>
          <table:table-cell office:value-type="string">
            <text:p>Absent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9174349552601346</text:p>
          </table:table-cell>
          <table:table-cell table:style-name="ce5" office:value-type="string">
            <text:p>43.534127522834446</text:p>
          </table:table-cell>
          <table:table-cell table:number-columns-repeated="100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Périurbain</text:p>
          </table:table-cell>
          <table:table-cell office:value-type="string">
            <text:p>Recalibrée</text:p>
          </table:table-cell>
          <table:table-cell office:value-type="string">
            <text:p>Potamon</text:p>
          </table:table-cell>
          <table:table-cell office:value-type="string">
            <text:p>Limon</text:p>
          </table:table-cell>
          <table:table-cell office:value-type="string">
            <text:p>Lent</text:p>
          </table:table-cell>
          <table:table-cell office:value-type="string">
            <text:p>&gt;10</text:p>
          </table:table-cell>
          <table:table-cell office:value-type="string">
            <text:p>0,5-1m</text:p>
          </table:table-cell>
          <table:table-cell office:value-type="string">
            <text:p>Stables</text:p>
          </table:table-cell>
          <table:table-cell office:value-type="string">
            <text:p>Herbacée</text:p>
          </table:table-cell>
          <table:table-cell office:value-type="string">
            <text:p>Absents</text:p>
          </table:table-cell>
          <table:table-cell office:value-type="string">
            <text:p>Rares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style-name="ce5" office:value-type="string">
            <text:p>3.8967453289767913</text:p>
          </table:table-cell>
          <table:table-cell table:style-name="ce5" office:value-type="string">
            <text:p>43.551732866288</text:p>
          </table:table-cell>
          <table:table-cell table:number-columns-repeated="100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Oui</text:p>
          </table:table-cell>
          <table:table-cell office:value-type="string">
            <text:p>Sèches</text:p>
          </table:table-cell>
          <table:table-cell office:value-type="float" office:value="3">
            <text:p>3</text:p>
          </table:table-cell>
          <table:table-cell office:value-type="string">
            <text:p>0 à 5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Marais</text:p>
          </table:table-cell>
          <table:table-cell office:value-type="string">
            <text:p>Recalibrée</text:p>
          </table:table-cell>
          <table:table-cell office:value-type="string">
            <text:p>Potamon</text:p>
          </table:table-cell>
          <table:table-cell office:value-type="string">
            <text:p>Limon</text:p>
          </table:table-cell>
          <table:table-cell office:value-type="string">
            <text:p>Lent</text:p>
          </table:table-cell>
          <table:table-cell office:value-type="string">
            <text:p>5-10m</text:p>
          </table:table-cell>
          <table:table-cell office:value-type="string">
            <text:p>0,5-1m</text:p>
          </table:table-cell>
          <table:table-cell office:value-type="string">
            <text:p>érodées</text:p>
          </table:table-cell>
          <table:table-cell office:value-type="string">
            <text:p>Ripisylve complète</text:p>
          </table:table-cell>
          <table:table-cell office:value-type="string">
            <text:p>Réguliers</text:p>
          </table:table-cell>
          <table:table-cell office:value-type="string">
            <text:p>Rar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8786114674513126</text:p>
          </table:table-cell>
          <table:table-cell table:style-name="ce5" office:value-type="string">
            <text:p>43.54201522135799</text:p>
          </table:table-cell>
          <table:table-cell table:number-columns-repeated="100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Zone agricole</text:p>
          </table:table-cell>
          <table:table-cell office:value-type="string">
            <text:p>Cultures</text:p>
          </table:table-cell>
          <table:table-cell office:value-type="string">
            <text:p>Recalibrée</text:p>
          </table:table-cell>
          <table:table-cell office:value-type="string">
            <text:p>Rhitron</text:p>
          </table:table-cell>
          <table:table-cell office:value-type="string">
            <text:p>Limon</text:p>
          </table:table-cell>
          <table:table-cell office:value-type="string">
            <text:p>A sec</text:p>
          </table:table-cell>
          <table:table-cell office:value-type="string">
            <text:p>1-2m</text:p>
          </table:table-cell>
          <table:table-cell office:value-type="string">
            <text:p>&gt;2m</text:p>
          </table:table-cell>
          <table:table-cell office:value-type="string">
            <text:p>Stables</text:p>
          </table:table-cell>
          <table:table-cell office:value-type="string">
            <text:p>Ripisylve complète</text:p>
          </table:table-cell>
          <table:table-cell table:number-columns-repeated="2" office:value-type="string">
            <text:p>Rares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style-name="ce5" office:value-type="string">
            <text:p>3.8662990591886977</text:p>
          </table:table-cell>
          <table:table-cell table:style-name="ce5" office:value-type="string">
            <text:p>43.56060933595245</text:p>
          </table:table-cell>
          <table:table-cell table:number-columns-repeated="100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Périurbain</text:p>
          </table:table-cell>
          <table:table-cell office:value-type="string">
            <text:p>Recalibrée</text:p>
          </table:table-cell>
          <table:table-cell office:value-type="string">
            <text:p>Potamon</text:p>
          </table:table-cell>
          <table:table-cell office:value-type="string">
            <text:p>Gravier</text:p>
          </table:table-cell>
          <table:table-cell office:value-type="string">
            <text:p>Lent</text:p>
          </table:table-cell>
          <table:table-cell office:value-type="string">
            <text:p>2-5m</text:p>
          </table:table-cell>
          <table:table-cell office:value-type="string">
            <text:p>0,5-1m</text:p>
          </table:table-cell>
          <table:table-cell office:value-type="string">
            <text:p>érodées</text:p>
          </table:table-cell>
          <table:table-cell office:value-type="string">
            <text:p>Ripisylve complète</text:p>
          </table:table-cell>
          <table:table-cell office:value-type="string">
            <text:p>Absents</text:p>
          </table:table-cell>
          <table:table-cell office:value-type="string">
            <text:p>Régulièr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84723316991302</text:p>
          </table:table-cell>
          <table:table-cell table:style-name="ce5" office:value-type="string">
            <text:p>43.555363654715</text:p>
          </table:table-cell>
          <table:table-cell table:number-columns-repeated="100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Potamon</text:p>
          </table:table-cell>
          <table:table-cell office:value-type="string">
            <text:p>Limon</text:p>
          </table:table-cell>
          <table:table-cell office:value-type="string">
            <text:p>Lent</text:p>
          </table:table-cell>
          <table:table-cell office:value-type="string">
            <text:p>5-10m</text:p>
          </table:table-cell>
          <table:table-cell office:value-type="string">
            <text:p>&gt;2m</text:p>
          </table:table-cell>
          <table:table-cell office:value-type="string">
            <text:p>érodées</text:p>
          </table:table-cell>
          <table:table-cell office:value-type="string">
            <text:p>Ripisylve complète</text:p>
          </table:table-cell>
          <table:table-cell office:value-type="string">
            <text:p>Nombreux</text:p>
          </table:table-cell>
          <table:table-cell office:value-type="string">
            <text:p>Nombreus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8057245657202325</text:p>
          </table:table-cell>
          <table:table-cell table:style-name="ce5" office:value-type="string">
            <text:p>43.566116993818554</text:p>
          </table:table-cell>
          <table:table-cell table:number-columns-repeated="100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Zone agricole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Rhitron</text:p>
          </table:table-cell>
          <table:table-cell office:value-type="string">
            <text:p>Limon</text:p>
          </table:table-cell>
          <table:table-cell office:value-type="string">
            <text:p>Lent</text:p>
          </table:table-cell>
          <table:table-cell office:value-type="string">
            <text:p>2-5m</text:p>
          </table:table-cell>
          <table:table-cell office:value-type="string">
            <text:p>&lt;0,5m</text:p>
          </table:table-cell>
          <table:table-cell office:value-type="string">
            <text:p>Stables</text:p>
          </table:table-cell>
          <table:table-cell office:value-type="string">
            <text:p>Arbustive</text:p>
          </table:table-cell>
          <table:table-cell office:value-type="string">
            <text:p>Nombreux</text:p>
          </table:table-cell>
          <table:table-cell office:value-type="string">
            <text:p>Rar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7857146295555455</text:p>
          </table:table-cell>
          <table:table-cell table:style-name="ce5" office:value-type="string">
            <text:p>43.55250029863034</text:p>
          </table:table-cell>
          <table:table-cell table:number-columns-repeated="100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ui</text:p>
          </table:table-cell>
          <table:table-cell office:value-type="string">
            <text:p>Anciennes</text:p>
          </table:table-cell>
          <table:table-cell office:value-type="float" office:value="5">
            <text:p>5</text:p>
          </table:table-cell>
          <table:table-cell office:value-type="string">
            <text:p>0 à 5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Périurbain</text:p>
          </table:table-cell>
          <table:table-cell office:value-type="string">
            <text:p>Recalibrée</text:p>
          </table:table-cell>
          <table:table-cell office:value-type="string">
            <text:p>Rhitron</text:p>
          </table:table-cell>
          <table:table-cell office:value-type="string">
            <text:p>Limon</text:p>
          </table:table-cell>
          <table:table-cell office:value-type="string">
            <text:p>Lent</text:p>
          </table:table-cell>
          <table:table-cell office:value-type="string">
            <text:p>2-5m</text:p>
          </table:table-cell>
          <table:table-cell office:value-type="string">
            <text:p>0,5-1m</text:p>
          </table:table-cell>
          <table:table-cell office:value-type="string">
            <text:p>Stables</text:p>
          </table:table-cell>
          <table:table-cell office:value-type="string">
            <text:p>Ripisylve complète</text:p>
          </table:table-cell>
          <table:table-cell office:value-type="string">
            <text:p>Nombreux</text:p>
          </table:table-cell>
          <table:table-cell office:value-type="string">
            <text:p>Absentes</text:p>
          </table:table-cell>
          <table:table-cell table:number-columns-repeated="2" office:value-type="string">
            <text:p>Oui</text:p>
          </table:table-cell>
          <table:table-cell table:style-name="ce5" office:value-type="string">
            <text:p>3.729531045957144</text:p>
          </table:table-cell>
          <table:table-cell table:style-name="ce5" office:value-type="string">
            <text:p>43.5603041316365</text:p>
          </table:table-cell>
          <table:table-cell table:number-columns-repeated="1002"/>
        </table:table-row>
        <table:table-row table:style-name="ro2">
          <table:table-cell office:value-type="float" office:value="23">
            <text:p>23</text:p>
          </table:table-cell>
          <table:table-cell table:number-columns-repeated="19" office:value-type="string">
            <text:p>Na</text:p>
          </table:table-cell>
          <table:table-cell table:style-name="ce5" office:value-type="string">
            <text:p>3.709753333548456</text:p>
          </table:table-cell>
          <table:table-cell table:style-name="ce5" office:value-type="string">
            <text:p>43.580941303182314</text:p>
          </table:table-cell>
          <table:table-cell table:number-columns-repeated="100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Zone naturelle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Crénon</text:p>
          </table:table-cell>
          <table:table-cell office:value-type="string">
            <text:p>Blocs</text:p>
          </table:table-cell>
          <table:table-cell office:value-type="string">
            <text:p>A sec</text:p>
          </table:table-cell>
          <table:table-cell office:value-type="string">
            <text:p>2-5m</text:p>
          </table:table-cell>
          <table:table-cell office:value-type="string">
            <text:p>0,5-1m</text:p>
          </table:table-cell>
          <table:table-cell office:value-type="string">
            <text:p>Stables</text:p>
          </table:table-cell>
          <table:table-cell office:value-type="string">
            <text:p>Ripisylve complète</text:p>
          </table:table-cell>
          <table:table-cell office:value-type="string">
            <text:p>Réguliers</text:p>
          </table:table-cell>
          <table:table-cell office:value-type="string">
            <text:p>Absentes</text:p>
          </table:table-cell>
          <table:table-cell table:number-columns-repeated="2" office:value-type="string">
            <text:p>Non</text:p>
          </table:table-cell>
          <table:table-cell table:style-name="ce5" office:value-type="string">
            <text:p>3.6751137903547155</text:p>
          </table:table-cell>
          <table:table-cell table:style-name="ce5" office:value-type="string">
            <text:p>43.62095794880196</text:p>
          </table:table-cell>
          <table:table-cell table:number-columns-repeated="100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Zone agricole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Crénon</text:p>
          </table:table-cell>
          <table:table-cell office:value-type="string">
            <text:p>Blocs</text:p>
          </table:table-cell>
          <table:table-cell office:value-type="string">
            <text:p>Lent</text:p>
          </table:table-cell>
          <table:table-cell office:value-type="string">
            <text:p>1-2m</text:p>
          </table:table-cell>
          <table:table-cell office:value-type="string">
            <text:p>&lt;0,5m</text:p>
          </table:table-cell>
          <table:table-cell office:value-type="string">
            <text:p>Stables</text:p>
          </table:table-cell>
          <table:table-cell office:value-type="string">
            <text:p>Ripisylve complète</text:p>
          </table:table-cell>
          <table:table-cell table:number-columns-repeated="2" office:value-type="string">
            <text:p>Rares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style-name="ce5" office:value-type="string">
            <text:p>3.649387805008103</text:p>
          </table:table-cell>
          <table:table-cell table:style-name="ce5" office:value-type="string">
            <text:p>43.66317815321034</text:p>
          </table:table-cell>
          <table:table-cell table:number-columns-repeated="100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Ville</text:p>
          </table:table-cell>
          <table:table-cell office:value-type="string">
            <text:p>Naturelle</text:p>
          </table:table-cell>
          <table:table-cell office:value-type="string">
            <text:p>Crénon</text:p>
          </table:table-cell>
          <table:table-cell office:value-type="string">
            <text:p>Blocs</text:p>
          </table:table-cell>
          <table:table-cell office:value-type="string">
            <text:p>Moyen</text:p>
          </table:table-cell>
          <table:table-cell office:value-type="string">
            <text:p>&lt;1m</text:p>
          </table:table-cell>
          <table:table-cell office:value-type="string">
            <text:p>&lt;0,5m</text:p>
          </table:table-cell>
          <table:table-cell office:value-type="string">
            <text:p>Stables</text:p>
          </table:table-cell>
          <table:table-cell office:value-type="string">
            <text:p>Ripisylve complète</text:p>
          </table:table-cell>
          <table:table-cell office:value-type="string">
            <text:p>Réguliers</text:p>
          </table:table-cell>
          <table:table-cell office:value-type="string">
            <text:p>Rares</text:p>
          </table:table-cell>
          <table:table-cell table:number-columns-repeated="2" office:value-type="string">
            <text:p>Non</text:p>
          </table:table-cell>
          <table:table-cell table:style-name="ce5" office:value-type="string">
            <text:p>3.693427238159024</text:p>
          </table:table-cell>
          <table:table-cell table:style-name="ce5" office:value-type="string">
            <text:p>43.651049624120986</text:p>
          </table:table-cell>
          <table:table-cell table:number-columns-repeated="100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Périurbain</text:p>
          </table:table-cell>
          <table:table-cell office:value-type="string">
            <text:p>Naturelle</text:p>
          </table:table-cell>
          <table:table-cell office:value-type="string">
            <text:p>Rhitron</text:p>
          </table:table-cell>
          <table:table-cell office:value-type="string">
            <text:p>Galets</text:p>
          </table:table-cell>
          <table:table-cell office:value-type="string">
            <text:p>Moyen</text:p>
          </table:table-cell>
          <table:table-cell office:value-type="string">
            <text:p>2-5m</text:p>
          </table:table-cell>
          <table:table-cell office:value-type="string">
            <text:p>&gt;2m</text:p>
          </table:table-cell>
          <table:table-cell office:value-type="string">
            <text:p>Stables</text:p>
          </table:table-cell>
          <table:table-cell office:value-type="string">
            <text:p>Arbustive</text:p>
          </table:table-cell>
          <table:table-cell office:value-type="string">
            <text:p>Nombreux</text:p>
          </table:table-cell>
          <table:table-cell office:value-type="string">
            <text:p>Rar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7373510434793977</text:p>
          </table:table-cell>
          <table:table-cell table:style-name="ce5" office:value-type="string">
            <text:p>43.666053198158934</text:p>
          </table:table-cell>
          <table:table-cell table:number-columns-repeated="100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Oui</text:p>
          </table:table-cell>
          <table:table-cell office:value-type="string">
            <text:p>Sèches</text:p>
          </table:table-cell>
          <table:table-cell office:value-type="float" office:value="1">
            <text:p>1</text:p>
          </table:table-cell>
          <table:table-cell office:value-type="string">
            <text:p>0 à 5</text:p>
          </table:table-cell>
          <table:table-cell office:value-type="string">
            <text:p>Cours d'eau</text:p>
          </table:table-cell>
          <table:table-cell office:value-type="string">
            <text:p>Zone agricole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Rhitron</text:p>
          </table:table-cell>
          <table:table-cell office:value-type="string">
            <text:p>Galets</text:p>
          </table:table-cell>
          <table:table-cell office:value-type="string">
            <text:p>Moyen</text:p>
          </table:table-cell>
          <table:table-cell table:number-columns-repeated="2" office:value-type="string">
            <text:p>1-2m</text:p>
          </table:table-cell>
          <table:table-cell office:value-type="string">
            <text:p>Stables</text:p>
          </table:table-cell>
          <table:table-cell office:value-type="string">
            <text:p>Ripisylve complète</text:p>
          </table:table-cell>
          <table:table-cell table:number-columns-repeated="2" office:value-type="string">
            <text:p>Rares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style-name="ce5" office:value-type="string">
            <text:p>3.786994551617839</text:p>
          </table:table-cell>
          <table:table-cell table:style-name="ce5" office:value-type="string">
            <text:p>43.66650638482934</text:p>
          </table:table-cell>
          <table:table-cell table:number-columns-repeated="100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Oui</text:p>
          </table:table-cell>
          <table:table-cell office:value-type="string">
            <text:p>Anciennes</text:p>
          </table:table-cell>
          <table:table-cell office:value-type="float" office:value="1">
            <text:p>1</text:p>
          </table:table-cell>
          <table:table-cell office:value-type="string">
            <text:p>0 à 5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Périurbain</text:p>
          </table:table-cell>
          <table:table-cell office:value-type="string">
            <text:p>Naturelle</text:p>
          </table:table-cell>
          <table:table-cell office:value-type="string">
            <text:p>Rhitron</text:p>
          </table:table-cell>
          <table:table-cell office:value-type="string">
            <text:p>Galets</text:p>
          </table:table-cell>
          <table:table-cell office:value-type="string">
            <text:p>Moyen</text:p>
          </table:table-cell>
          <table:table-cell office:value-type="string">
            <text:p>5-10m</text:p>
          </table:table-cell>
          <table:table-cell office:value-type="string">
            <text:p>0,5-1m</text:p>
          </table:table-cell>
          <table:table-cell office:value-type="string">
            <text:p>Stables</text:p>
          </table:table-cell>
          <table:table-cell office:value-type="string">
            <text:p>Ripisylve complète</text:p>
          </table:table-cell>
          <table:table-cell office:value-type="string">
            <text:p>Nombreux</text:p>
          </table:table-cell>
          <table:table-cell office:value-type="string">
            <text:p>Nombreus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8074223099264737</text:p>
          </table:table-cell>
          <table:table-cell table:style-name="ce5" office:value-type="string">
            <text:p>43.634271295584035</text:p>
          </table:table-cell>
          <table:table-cell table:number-columns-repeated="100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Oui</text:p>
          </table:table-cell>
          <table:table-cell office:value-type="string">
            <text:p>Anciennes</text:p>
          </table:table-cell>
          <table:table-cell office:value-type="float" office:value="5">
            <text:p>5</text:p>
          </table:table-cell>
          <table:table-cell office:value-type="string">
            <text:p>0 à 5</text:p>
          </table:table-cell>
          <table:table-cell office:value-type="string">
            <text:p>Cours d'eau</text:p>
          </table:table-cell>
          <table:table-cell office:value-type="string">
            <text:p>Urbain/périurbain</text:p>
          </table:table-cell>
          <table:table-cell office:value-type="string">
            <text:p>Ville</text:p>
          </table:table-cell>
          <table:table-cell office:value-type="string">
            <text:p>Naturelle</text:p>
          </table:table-cell>
          <table:table-cell office:value-type="string">
            <text:p>Potamon</text:p>
          </table:table-cell>
          <table:table-cell office:value-type="string">
            <text:p>Gravier</text:p>
          </table:table-cell>
          <table:table-cell office:value-type="string">
            <text:p>Rapide</text:p>
          </table:table-cell>
          <table:table-cell office:value-type="string">
            <text:p>&gt;10</text:p>
          </table:table-cell>
          <table:table-cell office:value-type="string">
            <text:p>&gt;2m</text:p>
          </table:table-cell>
          <table:table-cell office:value-type="string">
            <text:p>érodées</text:p>
          </table:table-cell>
          <table:table-cell office:value-type="string">
            <text:p>Arbustive</text:p>
          </table:table-cell>
          <table:table-cell office:value-type="string">
            <text:p>Nombreux</text:p>
          </table:table-cell>
          <table:table-cell office:value-type="string">
            <text:p>Régulièr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8194327388427967</text:p>
          </table:table-cell>
          <table:table-cell table:style-name="ce5" office:value-type="string">
            <text:p>43.607062272240256</text:p>
          </table:table-cell>
          <table:table-cell table:number-columns-repeated="100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ours d'eau</text:p>
          </table:table-cell>
          <table:table-cell office:value-type="string">
            <text:p>Zone naturelle</text:p>
          </table:table-cell>
          <table:table-cell office:value-type="string">
            <text:p>Bocage lâche</text:p>
          </table:table-cell>
          <table:table-cell office:value-type="string">
            <text:p>Naturelle</text:p>
          </table:table-cell>
          <table:table-cell office:value-type="string">
            <text:p>Crénon</text:p>
          </table:table-cell>
          <table:table-cell office:value-type="string">
            <text:p>Blocs</text:p>
          </table:table-cell>
          <table:table-cell office:value-type="string">
            <text:p>Moyen</text:p>
          </table:table-cell>
          <table:table-cell office:value-type="string">
            <text:p>1-2m</text:p>
          </table:table-cell>
          <table:table-cell office:value-type="string">
            <text:p>&lt;0,5m</text:p>
          </table:table-cell>
          <table:table-cell office:value-type="string">
            <text:p>Stables</text:p>
          </table:table-cell>
          <table:table-cell office:value-type="string">
            <text:p>Alignement d'arbres</text:p>
          </table:table-cell>
          <table:table-cell office:value-type="string">
            <text:p>Réguliers</text:p>
          </table:table-cell>
          <table:table-cell office:value-type="string">
            <text:p>Rar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style-name="ce5" office:value-type="string">
            <text:p>3.7688054507364823</text:p>
          </table:table-cell>
          <table:table-cell table:style-name="ce5" office:value-type="string">
            <text:p>43.60828115938199</text:p>
          </table:table-cell>
          <table:table-cell table:number-columns-repeated="100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N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nal</text:p>
          </table:table-cell>
          <table:table-cell office:value-type="string">
            <text:p>Urbain/périurbain</text:p>
          </table:table-cell>
          <table:table-cell office:value-type="string">
            <text:p>Ville</text:p>
          </table:table-cell>
          <table:table-cell office:value-type="string">
            <text:p>Canalisée</text:p>
          </table:table-cell>
          <table:table-cell office:value-type="string">
            <text:p>Potamon</text:p>
          </table:table-cell>
          <table:table-cell office:value-type="string">
            <text:p>Béton</text:p>
          </table:table-cell>
          <table:table-cell office:value-type="string">
            <text:p>Lent</text:p>
          </table:table-cell>
          <table:table-cell office:value-type="string">
            <text:p>2-5m</text:p>
          </table:table-cell>
          <table:table-cell office:value-type="string">
            <text:p>&gt;2m</text:p>
          </table:table-cell>
          <table:table-cell office:value-type="string">
            <text:p>Stables</text:p>
          </table:table-cell>
          <table:table-cell office:value-type="string">
            <text:p>Absente</text:p>
          </table:table-cell>
          <table:table-cell office:value-type="string">
            <text:p>Absents</text:p>
          </table:table-cell>
          <table:table-cell office:value-type="string">
            <text:p>Absentes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style-name="ce5" office:value-type="string">
            <text:p>3.841233886390354</text:p>
          </table:table-cell>
          <table:table-cell table:style-name="ce5" office:value-type="string">
            <text:p>43.597005932718574</text:p>
          </table:table-cell>
          <table:table-cell table:number-columns-repeated="100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ices de présence" table:style-name="ta1" table:print="false">
        <table:table-column table:style-name="co14" table:default-cell-style-name="ce6"/>
        <table:table-column table:style-name="co2" table:number-columns-repeated="1023" table:default-cell-style-name="ce6"/>
        <table:table-row table:style-name="ro3">
          <table:table-cell table:style-name="ce5" office:value-type="string">
            <text:p>wkt_geom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Heure</text:p>
          </table:table-cell>
          <table:table-cell table:style-name="ce5" office:value-type="string">
            <text:p>Rive</text:p>
          </table:table-cell>
          <table:table-cell table:style-name="ce5" office:value-type="string">
            <text:p>Ancienneté</text:p>
          </table:table-cell>
          <table:table-cell table:style-name="ce5" office:value-type="string">
            <text:p>Dimensions</text:p>
          </table:table-cell>
          <table:table-cell table:style-name="ce5" office:value-type="string">
            <text:p>Nombre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84703802155347 43.54182732359308972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1-31">
            <text:p>31/01/23</text:p>
          </table:table-cell>
          <table:table-cell table:style-name="ce5" office:value-type="string">
            <text:p>16h11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873287729797811 43.54187893072971605)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1-31">
            <text:p>31/01/23</text:p>
          </table:table-cell>
          <table:table-cell table:style-name="ce5" office:value-type="string">
            <text:p>16h15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868327802308688 43.54187756796505937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1-31">
            <text:p>31/01/23</text:p>
          </table:table-cell>
          <table:table-cell table:style-name="ce5" office:value-type="string">
            <text:p>16h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2/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063086826803504 43.6517698016573874)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0h00</text:p>
          </table:table-cell>
          <table:table-cell table:style-name="ce5" office:value-type="string">
            <text:p>Gauche 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064512051313825 43.65175603709561614)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0h01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1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06438180559668 43.65176549783787863)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Em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0h00</text:p>
          </table:table-cell>
          <table:table-cell table:style-name="ce5" office:value-type="string">
            <text:p>Gauche</text:p>
          </table:table-cell>
          <table:table-cell table:style-name="ce9"/>
          <table:table-cell table:style-name="ce5" office:value-type="string">
            <text:p>4x6.5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024830894256944 43.65190884336576005)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Empreinte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0h15</text:p>
          </table:table-cell>
          <table:table-cell table:style-name="ce5" office:value-type="string">
            <text:p>Droite</text:p>
          </table:table-cell>
          <table:table-cell table:style-name="ce9"/>
          <table:table-cell table:style-name="ce5" office:value-type="string">
            <text:p>6x5 cm 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025388558596894 43.65189514828283279)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0h27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038441093784247 43.65168442421542494)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0h29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Très sèche </text:p>
          </table:table-cell>
          <table:table-cell table:style-name="ce5" office:value-type="string">
            <text:p>5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100514198978951 43.65108683899751441)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Repas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0h38</text:p>
          </table:table-cell>
          <table:table-cell table:style-name="ce5" office:value-type="string">
            <text:p>Droite</text:p>
          </table:table-cell>
          <table:table-cell table:style-name="ce9" table:number-columns-repeated="2"/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106447331427228 43.65102064685147809)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0h40</text:p>
          </table:table-cell>
          <table:table-cell table:style-name="ce5" office:value-type="string">
            <text:p>Droits </text:p>
          </table:table-cell>
          <table:table-cell table:style-name="ce5" office:value-type="string">
            <text:p>Très Fraich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7114233822715992 43.65099366106430523)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1h00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Fraich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823944778249595 43.65255572719743782)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2h30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4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823783257236009 43.65244907126155738)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2h32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53652897711108 43.70238814375380798)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26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3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824809091840338 43.652500603307125)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2h30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20551634649889 43.70150649159519674)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04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24697551082807 43.7014917029187373)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04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23548305136577 43.7015065608697455)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07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6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38932540114554 43.70260339472689992)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19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51455580456737 43.70268900038320226)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19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4266362185905 43.70285132228256941)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24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Fraich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4391954173457 43.7028748394932478)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24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5050953454646 43.70302889448893069)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30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2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50305891237222 43.70313340596381835)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30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,5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50227687973535 43.70308116440912016)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30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37077857547117 43.70319714534194588)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33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12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3475657894285 43.70332291355157395)</text:p>
          </table:table-cell>
          <table:table-cell table:style-name="ce5" office:value-type="float" office:value="29">
            <text:p>29</text:p>
          </table:table-cell>
          <table:table-cell table:style-name="ce5" office:value-type="string">
            <text:p>Em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36</text:p>
          </table:table-cell>
          <table:table-cell table:style-name="ce5" office:value-type="string">
            <text:p>Droite</text:p>
          </table:table-cell>
          <table:table-cell table:style-name="ce9"/>
          <table:table-cell table:style-name="ce5" office:value-type="string">
            <text:p>5x3.5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07267291614331 43.70386706497586715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49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3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20128296401343 43.70413666005222808)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55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19533211725363 43.70415627952585425)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55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688031938819798 43.70096525927780107)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Épreinte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09h46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Fraîche </text:p>
          </table:table-cell>
          <table:table-cell table:style-name="ce5" office:value-type="string">
            <text:p>3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681571480070096 43.70098644625198858)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Épreinte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09h50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4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644459583425636 43.70051793020100916)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9h34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569549062738481 43.69915049235152082)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9h55</text:p>
          </table:table-cell>
          <table:table-cell table:style-name="ce5" office:value-type="string">
            <text:p>Droite </text:p>
          </table:table-cell>
          <table:table-cell table:style-name="ce5" office:value-type="string">
            <text:p>Ancienne </text:p>
          </table:table-cell>
          <table:table-cell table:style-name="ce5" office:value-type="string">
            <text:p>1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22815416454701 43.70137811693921037)</text:p>
          </table:table-cell>
          <table:table-cell table:style-name="ce5" office:value-type="float" office:value="37">
            <text:p>37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0h34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2c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897310988171327 43.70298137677809791)</text:p>
          </table:table-cell>
          <table:table-cell table:style-name="ce5" office:value-type="float" office:value="39">
            <text:p>39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1h08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4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905144328776117 43.70301837624854358)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1h10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4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901387342466817 43.70301031328475716)</text:p>
          </table:table-cell>
          <table:table-cell table:style-name="ce5" office:value-type="float" office:value="43">
            <text:p>43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1h10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4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932575537738609 43.70304360159065737)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1h20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4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22815416454701 43.70137811693921037)</text:p>
          </table:table-cell>
          <table:table-cell table:style-name="ce5" office:value-type="float" office:value="38">
            <text:p>38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0h34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2c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897310988171327 43.70298137677809791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1h08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4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905144328776117 43.70301837624854358)</text:p>
          </table:table-cell>
          <table:table-cell table:style-name="ce5" office:value-type="float" office:value="42">
            <text:p>42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1h10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4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901387342466817 43.70301031328475716)</text:p>
          </table:table-cell>
          <table:table-cell table:style-name="ce5" office:value-type="float" office:value="44">
            <text:p>44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1h10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4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932575537738609 43.70304360159065737)</text:p>
          </table:table-cell>
          <table:table-cell table:style-name="ce5" office:value-type="float" office:value="46">
            <text:p>46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8">
            <text:p>08/02/23</text:p>
          </table:table-cell>
          <table:table-cell table:style-name="ce5" office:value-type="string">
            <text:p>11h20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4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0975331964063235 43.63399756464209389)</text:p>
          </table:table-cell>
          <table:table-cell table:style-name="ce5" office:value-type="float" office:value="47">
            <text:p>47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9">
            <text:p>09/02/23</text:p>
          </table:table-cell>
          <table:table-cell table:style-name="ce5" office:value-type="string">
            <text:p>10h13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 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78624306724654414 43.66657084470168115)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9">
            <text:p>09/02/23</text:p>
          </table:table-cell>
          <table:table-cell table:style-name="ce5" office:value-type="string">
            <text:p>13h39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1952237056337207 43.60651688495152456)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9">
            <text:p>09/02/23</text:p>
          </table:table-cell>
          <table:table-cell table:style-name="ce5" office:value-type="string">
            <text:p>17h18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1851165434843454 43.60418397251698508)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9">
            <text:p>09/02/23</text:p>
          </table:table-cell>
          <table:table-cell table:style-name="ce5" office:value-type="string">
            <text:p>17h33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1856998325155361 43.60415938284008064)</text:p>
          </table:table-cell>
          <table:table-cell table:style-name="ce5" office:value-type="float" office:value="51">
            <text:p>51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9">
            <text:p>09/02/23</text:p>
          </table:table-cell>
          <table:table-cell table:style-name="ce5" office:value-type="string">
            <text:p>17h35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1840280226468876 43.6037882678332096)</text:p>
          </table:table-cell>
          <table:table-cell table:style-name="ce5" office:value-type="float" office:value="52">
            <text:p>52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9">
            <text:p>09/02/23</text:p>
          </table:table-cell>
          <table:table-cell table:style-name="ce5" office:value-type="string">
            <text:p>17h42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1948312959517233 43.60682534711637004)</text:p>
          </table:table-cell>
          <table:table-cell table:style-name="ce5" office:value-type="float" office:value="53">
            <text:p>53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9">
            <text:p>09/02/23</text:p>
          </table:table-cell>
          <table:table-cell table:style-name="ce5" office:value-type="string">
            <text:p>18h00</text:p>
          </table:table-cell>
          <table:table-cell table:style-name="ce5" office:value-type="string">
            <text:p>Gauche 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10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72900795916462346 43.56058893737427695)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3">
            <text:p>13/02/23</text:p>
          </table:table-cell>
          <table:table-cell table:style-name="ce5" office:value-type="string">
            <text:p>14h16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72902856127039328 43.56055596757584425)</text:p>
          </table:table-cell>
          <table:table-cell table:style-name="ce5" office:value-type="float" office:value="55">
            <text:p>55</text:p>
          </table:table-cell>
          <table:table-cell table:style-name="ce5" office:value-type="string">
            <text:p>Epreitne</text:p>
          </table:table-cell>
          <table:table-cell table:style-name="ce7" office:value-type="date" office:date-value="2023-02-13">
            <text:p>13/02/23</text:p>
          </table:table-cell>
          <table:table-cell table:style-name="ce5" office:value-type="string">
            <text:p>14h18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72901594540085446 43.5608256209166953)</text:p>
          </table:table-cell>
          <table:table-cell table:style-name="ce5" office:value-type="float" office:value="56">
            <text:p>56</text:p>
          </table:table-cell>
          <table:table-cell table:style-name="ce5" office:value-type="string">
            <text:p>Epreitne</text:p>
          </table:table-cell>
          <table:table-cell table:style-name="ce7" office:value-type="date" office:date-value="2023-02-13">
            <text:p>13/02/23</text:p>
          </table:table-cell>
          <table:table-cell table:style-name="ce5" office:value-type="string">
            <text:p>14h24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72900631708755181 43.5608392935950306)</text:p>
          </table:table-cell>
          <table:table-cell table:style-name="ce5" office:value-type="float" office:value="57">
            <text:p>57</text:p>
          </table:table-cell>
          <table:table-cell table:style-name="ce5" office:value-type="string">
            <text:p>Epreitne</text:p>
          </table:table-cell>
          <table:table-cell table:style-name="ce7" office:value-type="date" office:date-value="2023-02-13">
            <text:p>13/02/23</text:p>
          </table:table-cell>
          <table:table-cell table:style-name="ce5" office:value-type="string">
            <text:p>14h24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72903539122561112 43.56081317832374111)</text:p>
          </table:table-cell>
          <table:table-cell table:style-name="ce5" office:value-type="float" office:value="58">
            <text:p>58</text:p>
          </table:table-cell>
          <table:table-cell table:style-name="ce5" office:value-type="string">
            <text:p>Epreitne</text:p>
          </table:table-cell>
          <table:table-cell table:style-name="ce7" office:value-type="date" office:date-value="2023-02-13">
            <text:p>13/02/23</text:p>
          </table:table-cell>
          <table:table-cell table:style-name="ce5" office:value-type="string">
            <text:p>14h24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416258669257706 43.67962495881094043)</text:p>
          </table:table-cell>
          <table:table-cell table:style-name="ce5" office:value-type="float" office:value="64">
            <text:p>64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2-15">
            <text:p>15/02/23</text:p>
          </table:table-cell>
          <table:table-cell table:style-name="ce8" office:value-type="time" office:time-value="PT10H09M00S">
            <text:p>10:09:00</text:p>
          </table:table-cell>
          <table:table-cell table:style-name="ce5" office:value-type="string">
            <text:p>Gauche 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3 centimètres 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2729613903658361 43.55390895461449929)</text:p>
          </table:table-cell>
          <table:table-cell table:style-name="ce5" office:value-type="float" office:value="59">
            <text:p>59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4">
            <text:p>14/02/23</text:p>
          </table:table-cell>
          <table:table-cell table:style-name="ce5" office:value-type="string">
            <text:p>15h46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2876352431154832 43.55533218310162624)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4">
            <text:p>14/02/23</text:p>
          </table:table-cell>
          <table:table-cell table:style-name="ce5" office:value-type="string">
            <text:p>15h57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2912410165617079 43.55545589437264198)</text:p>
          </table:table-cell>
          <table:table-cell table:style-name="ce5" office:value-type="float" office:value="61">
            <text:p>61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4">
            <text:p>14/02/23</text:p>
          </table:table-cell>
          <table:table-cell table:style-name="ce5" office:value-type="string">
            <text:p>16h05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2176913364202386 43.5518087715340485)</text:p>
          </table:table-cell>
          <table:table-cell table:style-name="ce5" office:value-type="float" office:value="62">
            <text:p>62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4">
            <text:p>14/02/23</text:p>
          </table:table-cell>
          <table:table-cell table:style-name="ce5" office:value-type="string">
            <text:p>16h53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5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2186961356747634 43.55167773262098763)</text:p>
          </table:table-cell>
          <table:table-cell table:style-name="ce5" office:value-type="float" office:value="63">
            <text:p>63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4">
            <text:p>14/02/23</text:p>
          </table:table-cell>
          <table:table-cell table:style-name="ce5" office:value-type="string">
            <text:p>16h57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96543160952932 43.6793267683454971)</text:p>
          </table:table-cell>
          <table:table-cell table:style-name="ce5" office:value-type="float" office:value="65">
            <text:p>65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15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1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58899906785602 43.67855976255404471)</text:p>
          </table:table-cell>
          <table:table-cell table:style-name="ce5" office:value-type="float" office:value="66">
            <text:p>66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20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63009752188757 43.67856094463003558)</text:p>
          </table:table-cell>
          <table:table-cell table:style-name="ce5" office:value-type="float" office:value="67">
            <text:p>67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20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63888520899224 43.67855904668669353)</text:p>
          </table:table-cell>
          <table:table-cell table:style-name="ce5" office:value-type="float" office:value="68">
            <text:p>68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20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Sech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47365271814702 43.67854299049014344)</text:p>
          </table:table-cell>
          <table:table-cell table:style-name="ce5" office:value-type="float" office:value="69">
            <text:p>69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20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52853769433668 43.67834054056446291)</text:p>
          </table:table-cell>
          <table:table-cell table:style-name="ce5" office:value-type="float" office:value="70">
            <text:p>70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26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5369121770311 43.67831122315580927)</text:p>
          </table:table-cell>
          <table:table-cell table:style-name="ce5" office:value-type="float" office:value="71">
            <text:p>71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26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01773349656896 43.67848090164291364)</text:p>
          </table:table-cell>
          <table:table-cell table:style-name="ce5" office:value-type="float" office:value="72">
            <text:p>72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33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10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02853218785103 43.67851561979708208)</text:p>
          </table:table-cell>
          <table:table-cell table:style-name="ce5" office:value-type="float" office:value="73">
            <text:p>73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34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06391311279018 43.67847680632544183)</text:p>
          </table:table-cell>
          <table:table-cell table:style-name="ce5" office:value-type="float" office:value="74">
            <text:p>74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34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5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10454360540945 43.67844540915641716)</text:p>
          </table:table-cell>
          <table:table-cell table:style-name="ce5" office:value-type="float" office:value="75">
            <text:p>75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34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5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12085403009364 43.67850494344327217)</text:p>
          </table:table-cell>
          <table:table-cell table:style-name="ce5" office:value-type="float" office:value="76">
            <text:p>76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40</text:p>
          </table:table-cell>
          <table:table-cell table:style-name="ce5" office:value-type="string">
            <text:p>Droite 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17192461104009 43.67831480356033325)</text:p>
          </table:table-cell>
          <table:table-cell table:style-name="ce5" office:value-type="float" office:value="77">
            <text:p>77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45</text:p>
          </table:table-cell>
          <table:table-cell table:style-name="ce5" office:value-type="string">
            <text:p>Droite 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1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30589832045757 43.67814810287251959)</text:p>
          </table:table-cell>
          <table:table-cell table:style-name="ce5" office:value-type="float" office:value="78">
            <text:p>78</text:p>
          </table:table-cell>
          <table:table-cell table:style-name="ce5" office:value-type="string">
            <text:p>Repas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47</text:p>
          </table:table-cell>
          <table:table-cell table:style-name="ce5" office:value-type="string">
            <text:p>Droite </text:p>
          </table:table-cell>
          <table:table-cell table:style-name="ce5" office:value-type="string">
            <text:p>Récent </text:p>
          </table:table-cell>
          <table:table-cell table:style-name="ce9"/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10211926421321 43.67828531525832858)</text:p>
          </table:table-cell>
          <table:table-cell table:style-name="ce5" office:value-type="float" office:value="79">
            <text:p>79</text:p>
          </table:table-cell>
          <table:table-cell table:style-name="ce5" office:value-type="string">
            <text:p>Repas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0h47</text:p>
          </table:table-cell>
          <table:table-cell table:style-name="ce5" office:value-type="string">
            <text:p>Droite </text:p>
          </table:table-cell>
          <table:table-cell table:style-name="ce5" office:value-type="string">
            <text:p>Ancien</text:p>
          </table:table-cell>
          <table:table-cell table:style-name="ce9"/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31419194681658 43.67781338078481923)</text:p>
          </table:table-cell>
          <table:table-cell table:style-name="ce5" office:value-type="float" office:value="81">
            <text:p>81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1h18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3170502853158 43.67780003539492384)</text:p>
          </table:table-cell>
          <table:table-cell table:style-name="ce5" office:value-type="float" office:value="82">
            <text:p>82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1h18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Ancienn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19668532626048 43.67671702728439698)</text:p>
          </table:table-cell>
          <table:table-cell table:style-name="ce5" office:value-type="float" office:value="83">
            <text:p>83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1h30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Fraich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6330695803409974 43.67689753186476054)</text:p>
          </table:table-cell>
          <table:table-cell table:style-name="ce5" office:value-type="float" office:value="80">
            <text:p>80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1h05</text:p>
          </table:table-cell>
          <table:table-cell table:style-name="ce5" office:value-type="string">
            <text:p>Droite </text:p>
          </table:table-cell>
          <table:table-cell table:style-name="ce5" office:value-type="string">
            <text:p>Fraiche </text:p>
          </table:table-cell>
          <table:table-cell table:style-name="ce5" office:value-type="string">
            <text:p>3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908700272201604 43.64339644843931154)</text:p>
          </table:table-cell>
          <table:table-cell table:style-name="ce5" office:value-type="float" office:value="85">
            <text:p>85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5h18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Ancienne 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9085333959936097 43.64338856608618755)</text:p>
          </table:table-cell>
          <table:table-cell table:style-name="ce5" office:value-type="float" office:value="86">
            <text:p>86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15">
            <text:p>15/02/23</text:p>
          </table:table-cell>
          <table:table-cell table:style-name="ce5" office:value-type="string">
            <text:p>15h20</text:p>
          </table:table-cell>
          <table:table-cell table:style-name="ce5" office:value-type="string">
            <text:p>Gauche </text:p>
          </table:table-cell>
          <table:table-cell table:style-name="ce5" office:value-type="string">
            <text:p>Ancienne</text:p>
          </table:table-cell>
          <table:table-cell table:style-name="ce5" office:value-type="string">
            <text:p>2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21728608807313 43.70417826746492551)</text:p>
          </table:table-cell>
          <table:table-cell table:style-name="ce5" office:value-type="float" office:value="84">
            <text:p>84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2-17">
            <text:p>17/02/23</text:p>
          </table:table-cell>
          <table:table-cell table:style-name="ce5" office:value-type="string">
            <text:p>14h50</text:p>
          </table:table-cell>
          <table:table-cell table:style-name="ce5" office:value-type="string">
            <text:p>Gauche 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4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21865156557486 43.70417984717812487)</text:p>
          </table:table-cell>
          <table:table-cell table:style-name="ce5" office:value-type="float" office:value="87">
            <text:p>87</text:p>
          </table:table-cell>
          <table:table-cell table:style-name="ce5" office:value-type="string">
            <text:p>Epreinte</text:p>
          </table:table-cell>
          <table:table-cell table:style-name="ce7" office:value-type="date" office:date-value="2023-02-17">
            <text:p>17/02/23</text:p>
          </table:table-cell>
          <table:table-cell table:style-name="ce5" office:value-type="string">
            <text:p>15h</text:p>
          </table:table-cell>
          <table:table-cell table:style-name="ce5" office:value-type="string">
            <text:p>Gauche</text:p>
          </table:table-cell>
          <table:table-cell table:style-name="ce5" office:value-type="string">
            <text:p>Fraiche</text:p>
          </table:table-cell>
          <table:table-cell table:style-name="ce5" office:value-type="string">
            <text:p>4 cm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Point (3.85767187727262328 43.70185181258863594)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Epreinte </text:p>
          </table:table-cell>
          <table:table-cell table:style-name="ce7" office:value-type="date" office:date-value="2023-02-06">
            <text:p>06/02/23</text:p>
          </table:table-cell>
          <table:table-cell table:style-name="ce5" office:value-type="string">
            <text:p>17h12</text:p>
          </table:table-cell>
          <table:table-cell table:style-name="ce5" office:value-type="string">
            <text:p>Droite</text:p>
          </table:table-cell>
          <table:table-cell table:style-name="ce5" office:value-type="string">
            <text:p>Sèche </text:p>
          </table:table-cell>
          <table:table-cell table:style-name="ce5" office:value-type="string">
            <text:p>3cm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uvrages" table:style-name="ta1" table:print="false">
        <table:table-column table:style-name="co15" table:number-columns-repeated="1024" table:default-cell-style-name="ce6"/>
        <table:table-row table:style-name="ro4">
          <table:table-cell table:style-name="ce10" office:value-type="string">
            <text:p>wkt_geom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Note</text:p>
          </table:table-cell>
          <table:table-cell table:style-name="ce10" office:value-type="string">
            <text:p>Risque</text:p>
          </table:table-cell>
          <table:table-cell table:style-name="ce10" office:value-type="string">
            <text:p>Trafic mja</text:p>
          </table:table-cell>
          <table:table-cell table:style-name="ce10" office:value-type="string">
            <text:p>Type route</text:p>
          </table:table-cell>
          <table:table-cell table:style-name="ce11" table:number-columns-repeated="1017"/>
        </table:table-row>
        <table:table-row table:style-name="ro4">
          <table:table-cell table:style-name="ce5" office:value-type="string">
            <text:p>Point (3.84122455032776511 43.59701958584701487)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2-03">
            <text:p>03/02/23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5000</text:p>
          </table:table-cell>
          <table:table-cell table:style-name="ce5" office:value-type="string">
            <text:p>Départementa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76889461387546865 43.60834785166480998)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Pont </text:p>
          </table:table-cell>
          <table:table-cell table:style-name="ce5" office:value-type="float" office:value="2.25">
            <text:p>2,25</text:p>
          </table:table-cell>
          <table:table-cell table:style-name="ce5" office:value-type="string">
            <text:p>Faible </text:p>
          </table:table-cell>
          <table:table-cell table:style-name="ce5" office:value-type="string">
            <text:p>&lt; 500 </text:p>
          </table:table-cell>
          <table:table-cell table:style-name="ce5" office:value-type="string">
            <text:p>Départementales à trafic faib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1945760269133361 43.607193025820294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Pont</text:p>
          </table:table-cell>
          <table:table-cell table:style-name="ce5" office:value-type="float" office:value="2.5">
            <text:p>2,5</text:p>
          </table:table-cell>
          <table:table-cell table:style-name="ce5" office:value-type="string">
            <text:p>Faible </text:p>
          </table:table-cell>
          <table:table-cell table:style-name="ce5" office:value-type="string">
            <text:p>&gt; 15000</text:p>
          </table:table-cell>
          <table:table-cell table:style-name="ce5" office:value-type="string">
            <text:p>National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72393761779012777 43.66457904112674981)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Pont </text:p>
          </table:table-cell>
          <table:table-cell table:style-name="ce5" office:value-type="float" office:value="4.8">
            <text:p>4,8</text:p>
          </table:table-cell>
          <table:table-cell table:style-name="ce5" office:value-type="string">
            <text:p>Fort </text:p>
          </table:table-cell>
          <table:table-cell table:style-name="ce5" office:value-type="string">
            <text:p>+ de 2000</text:p>
          </table:table-cell>
          <table:table-cell table:style-name="ce5" office:value-type="string">
            <text:p>Départementa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69340138451560707 43.6510671859027326)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Pont </text:p>
          </table:table-cell>
          <table:table-cell table:style-name="ce5" office:value-type="float" office:value="1.75">
            <text:p>1,75</text:p>
          </table:table-cell>
          <table:table-cell table:style-name="ce5" office:value-type="string">
            <text:p>Très faible </text:p>
          </table:table-cell>
          <table:table-cell table:style-name="ce5" office:value-type="string">
            <text:p>&lt;500</text:p>
          </table:table-cell>
          <table:table-cell table:style-name="ce5" office:value-type="string">
            <text:p>Communale secondair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64923199358652628 43.66326840558406985)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Pont 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aible </text:p>
          </table:table-cell>
          <table:table-cell table:style-name="ce5" office:value-type="string">
            <text:p>&lt;500</text:p>
          </table:table-cell>
          <table:table-cell table:style-name="ce5" office:value-type="string">
            <text:p>Départementales à trafic faib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67517363483306791 43.62091663688410392)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Pont</text:p>
          </table:table-cell>
          <table:table-cell table:style-name="ce5" office:value-type="float" office:value="1.68">
            <text:p>1,68</text:p>
          </table:table-cell>
          <table:table-cell table:style-name="ce5" office:value-type="string">
            <text:p>Très faible </text:p>
          </table:table-cell>
          <table:table-cell table:style-name="ce9"/>
          <table:table-cell table:style-name="ce5" office:value-type="string">
            <text:p>Voie Communale secondair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72902683231251242 43.56072920345555133)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Pont</text:p>
          </table:table-cell>
          <table:table-cell table:style-name="ce5" office:value-type="float" office:value="1.56">
            <text:p>1,56</text:p>
          </table:table-cell>
          <table:table-cell table:style-name="ce5" office:value-type="string">
            <text:p>Très faible</text:p>
          </table:table-cell>
          <table:table-cell table:style-name="ce9"/>
          <table:table-cell table:style-name="ce5" office:value-type="string">
            <text:p>Départementa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0557790345977498 43.56607744977666385)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Pont</text:p>
          </table:table-cell>
          <table:table-cell table:style-name="ce5" office:value-type="float" office:value="2.6">
            <text:p>2,6</text:p>
          </table:table-cell>
          <table:table-cell table:style-name="ce5" office:value-type="string">
            <text:p>Faible </text:p>
          </table:table-cell>
          <table:table-cell table:style-name="ce5" office:value-type="string">
            <text:p>&gt; 15 000</text:p>
          </table:table-cell>
          <table:table-cell table:style-name="ce5" office:value-type="string">
            <text:p>Départementale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0559488884600139 43.56609806845118271)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1-02">
            <text:p>02/01/23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5000</text:p>
          </table:table-cell>
          <table:table-cell table:style-name="ce5" office:value-type="string">
            <text:p>Départementa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4718690210266745 43.55536595910178477)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Pont</text:p>
          </table:table-cell>
          <table:table-cell table:style-name="ce5" office:value-type="float" office:value="3.2">
            <text:p>3,2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5000</text:p>
          </table:table-cell>
          <table:table-cell table:style-name="ce5" office:value-type="string">
            <text:p>Départementa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6647282859850616 43.56066263381038084)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8-02">
            <text:p>02/08/23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5000</text:p>
          </table:table-cell>
          <table:table-cell table:style-name="ce5" office:value-type="string">
            <text:p>Départementa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7890042787826905 43.538987419378401)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4-02">
            <text:p>02/04/23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5000</text:p>
          </table:table-cell>
          <table:table-cell table:style-name="ce5" office:value-type="string">
            <text:p>Départementa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91682680102981928 43.533869030007601)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Pont</text:p>
          </table:table-cell>
          <table:table-cell table:style-name="ce5" office:value-type="float" office:value="2.4">
            <text:p>2,4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5000</text:p>
          </table:table-cell>
          <table:table-cell table:style-name="ce5" office:value-type="string">
            <text:p>Départementa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97978586701819603 43.54997906853256495)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Pont</text:p>
          </table:table-cell>
          <table:table-cell table:style-name="ce5" office:value-type="float" office:value="2.4">
            <text:p>2,4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5000</text:p>
          </table:table-cell>
          <table:table-cell table:style-name="ce5" office:value-type="string">
            <text:p>Départemental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90407595463695678 43.59322007518797903)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5-02">
            <text:p>02/05/23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0000</text:p>
          </table:table-cell>
          <table:table-cell table:style-name="ce5" office:value-type="string">
            <text:p>Autorout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695429626204465 43.61813720231714342)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3-03">
            <text:p>03/03/23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0000</text:p>
          </table:table-cell>
          <table:table-cell table:style-name="ce5" office:value-type="string">
            <text:p>Avenu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6462250902057969 43.62111285578782116)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6-02">
            <text:p>02/06/23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0000</text:p>
          </table:table-cell>
          <table:table-cell table:style-name="ce5" office:value-type="string">
            <text:p>Avenu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5845207978162952 43.62119334092003697)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6-04">
            <text:p>04/06/23</text:p>
          </table:table-cell>
          <table:table-cell table:style-name="ce5" office:value-type="string">
            <text:p>Fort</text:p>
          </table:table-cell>
          <table:table-cell table:style-name="ce5" office:value-type="string">
            <text:p>&gt;10000</text:p>
          </table:table-cell>
          <table:table-cell table:style-name="ce5" office:value-type="string">
            <text:p>Avenu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9446375298195591 43.62870872599272332)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Pont</text:p>
          </table:table-cell>
          <table:table-cell table:style-name="ce5" office:value-type="float" office:value="2.5">
            <text:p>2,5</text:p>
          </table:table-cell>
          <table:table-cell table:style-name="ce5" office:value-type="string">
            <text:p>Faible</text:p>
          </table:table-cell>
          <table:table-cell table:style-name="ce5" office:value-type="string">
            <text:p>&gt;10000</text:p>
          </table:table-cell>
          <table:table-cell table:style-name="ce5" office:value-type="string">
            <text:p>Avenue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705194921310242 43.65179445929266677)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5-02">
            <text:p>02/05/23</text:p>
          </table:table-cell>
          <table:table-cell table:style-name="ce5" office:value-type="string">
            <text:p>Faible </text:p>
          </table:table-cell>
          <table:table-cell table:style-name="ce5" office:value-type="string">
            <text:p>&gt;30000</text:p>
          </table:table-cell>
          <table:table-cell table:style-name="ce5" office:value-type="string">
            <text:p>Départementale 2x2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4286928505358683 43.66335672215311092)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Pont</text:p>
          </table:table-cell>
          <table:table-cell table:style-name="ce5" office:value-type="float" office:value="3.1">
            <text:p>3,1</text:p>
          </table:table-cell>
          <table:table-cell table:style-name="ce5" office:value-type="string">
            <text:p>Moyen</text:p>
          </table:table-cell>
          <table:table-cell table:style-name="ce9"/>
          <table:table-cell table:style-name="ce5" office:value-type="string">
            <text:p>Départemental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2432115781984061 43.68817341020908174)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Tunnel 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Très faible</text:p>
          </table:table-cell>
          <table:table-cell table:style-name="ce9"/>
          <table:table-cell table:style-name="ce5" office:value-type="string">
            <text:p>Départementale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5723242065910732 43.70156066678067219)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ont</text:p>
          </table:table-cell>
          <table:table-cell table:style-name="ce5" office:value-type="float" office:value="3.25">
            <text:p>3,25</text:p>
          </table:table-cell>
          <table:table-cell table:style-name="ce5" office:value-type="string">
            <text:p>Faible </text:p>
          </table:table-cell>
          <table:table-cell table:style-name="ce5" office:value-type="string">
            <text:p>&gt; 10 000</text:p>
          </table:table-cell>
          <table:table-cell table:style-name="ce5" office:value-type="string">
            <text:p>Départemental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Point (3.87130699875785567 43.76109145222240926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Pont</text:p>
          </table:table-cell>
          <table:table-cell table:style-name="ce7" office:value-type="date" office:date-value="2023-05-01">
            <text:p>01/05/23</text:p>
          </table:table-cell>
          <table:table-cell table:style-name="ce5" office:value-type="string">
            <text:p>Très faible </text:p>
          </table:table-cell>
          <table:table-cell table:style-name="ce9"/>
          <table:table-cell table:style-name="ce5" office:value-type="string">
            <text:p>Communale secondaire </text:p>
          </table:table-cell>
          <table:table-cell table:number-columns-repeated="1017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31">31/12/2023</text:date>, <text:time>15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1T10:11:28.03</meta:creation-date>
    <dc:date>2023-12-31T15:43:18.80</dc:date>
    <meta:editing-duration>P10DT4H1M19S</meta:editing-duration>
    <meta:editing-cycles>6</meta:editing-cycles>
    <meta:generator>OpenOffice/4.1.8$Win32 OpenOffice.org_project/418m3$Build-9803</meta:generator>
    <meta:document-statistic meta:table-count="3" meta:cell-count="1687" meta:object-count="0"/>
  </office:meta>
</office:document-meta>
</file>